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d30" officeooo:paragraph-rsid="001e0d30"/>
    </style:style>
    <style:style style:name="P2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3" style:family="paragraph" style:parent-style-name="Standard">
      <style:text-properties officeooo:rsid="001e2afa" officeooo:paragraph-rsid="001e2afa"/>
    </style:style>
    <style:style style:name="P4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5" style:family="paragraph" style:parent-style-name="Standard">
      <style:text-properties fo:font-weight="normal" officeooo:rsid="002018dc" officeooo:paragraph-rsid="002018dc" style:font-weight-asian="normal" style:font-weight-complex="normal"/>
    </style:style>
    <style:style style:name="P6" style:family="paragraph" style:parent-style-name="Standard">
      <style:text-properties fo:font-weight="normal" officeooo:rsid="002098a8" officeooo:paragraph-rsid="002098a8" style:font-weight-asian="normal" style:font-weight-complex="normal"/>
    </style:style>
    <style:style style:name="P7" style:family="paragraph" style:parent-style-name="Standard">
      <style:text-properties fo:font-weight="normal" officeooo:rsid="00225942" officeooo:paragraph-rsid="00225942" style:font-weight-asian="normal" style:font-weight-complex="normal"/>
    </style:style>
    <style:style style:name="P8" style:family="paragraph" style:parent-style-name="Standard">
      <style:text-properties fo:font-weight="normal" officeooo:rsid="00244c26" officeooo:paragraph-rsid="00244c26" style:font-weight-asian="normal" style:font-weight-complex="normal"/>
    </style:style>
    <style:style style:name="P9" style:family="paragraph" style:parent-style-name="Standard">
      <style:text-properties fo:font-weight="normal" officeooo:rsid="002851cd" officeooo:paragraph-rsid="002851cd" style:font-weight-asian="normal" style:font-weight-complex="normal"/>
    </style:style>
    <style:style style:name="P10" style:family="paragraph" style:parent-style-name="Standard">
      <style:text-properties fo:font-weight="normal" officeooo:rsid="00288b72" officeooo:paragraph-rsid="00288b72" style:font-weight-asian="normal" style:font-weight-complex="normal"/>
    </style:style>
    <style:style style:name="P11" style:family="paragraph" style:parent-style-name="Standard">
      <style:text-properties fo:font-weight="normal" officeooo:rsid="0028f6a4" officeooo:paragraph-rsid="0028f6a4" style:font-weight-asian="normal" style:font-weight-complex="normal"/>
    </style:style>
    <style:style style:name="T1" style:family="text">
      <style:text-properties officeooo:rsid="00217337"/>
    </style:style>
    <style:style style:name="T2" style:family="text">
      <style:text-properties officeooo:rsid="00266f40"/>
    </style:style>
    <style:style style:name="T3" style:family="text">
      <style:text-properties officeooo:rsid="002851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FPGA install and compile</text:p>
      <text:p text:style-name="P2"/>
      <text:p text:style-name="P9"/>
      <text:p text:style-name="P9"/>
      <text:p text:style-name="P9">wget https://cmake.org/files/v3.30/cmake-3.30.4.tar.gz</text:p>
      <text:p text:style-name="P10">tar -xzvf cmake-3.30.4.tar.gz</text:p>
      <text:p text:style-name="P11">cd cmake-3.30.4</text:p>
      <text:p text:style-name="P6"/>
      <text:p text:style-name="P6"><text:span text:style-name="T1">wget</text:span> <text:a xlink:type="simple" xlink:href="http://prdownloads.sourceforge.net/swig/swig-4.2.1.tar.gz" text:style-name="Internet_20_link" text:visited-style-name="Visited_20_Internet_20_Link">http://prdownloads.sourceforge.net/swig/swig-4.2.1.tar.gz</text:a></text:p>
      <text:p text:style-name="P7">tar -xzvf swig-4.2.1.tar.gz</text:p>
      <text:p text:style-name="P8">(ref. <text:a xlink:type="simple" xlink:href="https://www.swig.org/Doc4.2/SWIGDocumentation.html#Preface_unix_installation" text:style-name="Internet_20_link" text:visited-style-name="Visited_20_Internet_20_Link">https://www.swig.org/Doc4.2/SWIGDocumentation.html#Preface_unix_installation</text:a>)</text:p>
      <text:p text:style-name="P8"/>
      <text:p text:style-name="P2"/>
      <text:p text:style-name="P5">git clone https://github.com/LNIS-Projects/OpenFPGA.git</text:p>
      <text:p text:style-name="P5">cd OpenFPGA</text:p>
      <text:p text:style-name="P5">make all</text:p>
      <text:p text:style-name="P2"/>
      <text:p text:style-name="P1"><text:a xlink:type="simple" xlink:href="https://openfpga.readthedocs.io/en/master/tutorials/getting_started/compile/" text:style-name="Internet_20_link" text:visited-style-name="Visited_20_Internet_20_Link">https://openfpga.readthedocs.io/en/master/tutorials/getting_started/compile/</text:a></text:p>
      <text:p text:style-name="P3">Verify the compilation--(run from the OpenFPGA root folder)</text:p>
      <text:p text:style-name="P3">python3 openfpga_flow/scripts/run_fpga_task.py compilation_verification --debug --show_thread_lo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1T01:12:19.857621385</meta:creation-date>
    <dc:date>2024-10-02T10:32:26.871218258</dc:date>
    <meta:editing-duration>PT25M5S</meta:editing-duration>
    <meta:editing-cycles>13</meta:editing-cycles>
    <meta:generator>LibreOffice/5.3.6.1$Linux_X86_64 LibreOffice_project/30$Build-1</meta:generator>
    <meta:document-statistic meta:table-count="0" meta:image-count="0" meta:object-count="0" meta:page-count="1" meta:paragraph-count="13" meta:word-count="42" meta:character-count="605" meta:non-whitespace-character-count="579"/>
  </office:meta>
</office:document-meta>
</file>